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" fo:font-size="12pt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9T14:44:40.48">
            <text:p>2019/12/29 14:4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9T14:44:40.6">
            <text:p>2019/12/29 14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42)">
            <text:p>sn(4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1)">
            <text:p>sn(21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5">
            <text:p>95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6">
            <text:p>6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<text:span text:style-name="T2">~&gt;f-96</text:span><text:span text:style-name="T2"><text:tab/></text:span><text:span text:style-name="T2">n,patt-1(1).n,score+,R=2,(1)-2.n,score+,(2).n,score+,section=main;coda,R=1</text:span>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29T14:44:38.93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6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7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8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9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56.427cm" draw:caption-point-x="-1.353cm" draw:caption-point-y="2.50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42)">
            <text:p>sn(4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29T14:44:40.87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38cm" draw:caption-point-x="-1.353cm" draw:caption-point-y="2.30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9T14:44:40.98">
            <text:p>2019/12/29 14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29T14:44:41.14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577cm" draw:caption-point-x="-1.353cm" draw:caption-point-y="2.50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42)">
            <text:p>sn(4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29T14:44:41.27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38cm" draw:caption-point-x="-1.353cm" draw:caption-point-y="2.30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13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70"/>
        <table:database-range table:name="range_sn" table:target-range-address="gt.A2:gt.A51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2019/12/29</text:date>, <text:time>14:4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9T14:44:40.10</dc:date>
    <dc:creator>iwabuchi ken</dc:creator>
    <meta:editing-duration>P5DT14H31M25S</meta:editing-duration>
    <meta:editing-cycles>527</meta:editing-cycles>
    <meta:generator>OpenOffice/4.1.3$Win32 OpenOffice.org_project/413m1$Build-9783</meta:generator>
    <meta:document-statistic meta:table-count="7" meta:cell-count="2560" meta:object-count="0"/>
    <meta:user-defined meta:name="sheets-banding"/>
    <meta:user-defined meta:name="sheets-original-selection"/>
  </office:meta>
</office:document-meta>
</file>